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, Arial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219" officeooo:paragraph-rsid="0018b21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pt" fo:letter-spacing="normal" fo:font-style="normal" fo:font-weight="bold" fo:background-color="transparen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pt" fo:letter-spacing="normal" fo:font-style="normal" fo:font-weight="normal" fo:background-color="#fffff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pt" fo:letter-spacing="normal" fo:font-style="normal" fo:font-weight="normal" officeooo:paragraph-rsid="00180d96" fo:background-color="#ffffff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pt" fo:letter-spacing="normal" fo:font-style="normal" fo:font-weight="normal" officeooo:paragraph-rsid="0018b219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pt" fo:letter-spacing="normal" fo:font-style="normal" fo:font-weight="normal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pt" fo:letter-spacing="normal" fo:font-style="normal" fo:font-weight="normal" officeooo:paragraph-rsid="0018b219" fo:background-color="#ffffff" loext:padding="0cm" loext:border="none"/>
    </style:style>
    <style:style style:name="P8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pt" fo:letter-spacing="normal" fo:font-style="normal" fo:font-weight="normal" officeooo:rsid="0018b219" officeooo:paragraph-rsid="0018b219" fo:background-color="#ffffff" loext:padding="0cm" loext:border="none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444444" style:font-name="Helvetica" fo:font-size="15.75pt" fo:letter-spacing="normal" fo:font-style="normal" fo:font-weight="normal" fo:background-color="transparent" loext:padding="0cm" loext:border="none"/>
    </style:style>
    <style:style style:name="T1" style:family="text">
      <style:text-properties fo:font-weight="bold" fo:background-color="transparent" loext:char-shading-value="0"/>
    </style:style>
    <style:style style:name="T2" style:family="text">
      <style:text-properties officeooo:rsid="00180d96"/>
    </style:style>
    <style:style style:name="T3" style:family="text">
      <style:text-properties officeooo:rsid="0018b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frmPrincipal_h1TituloDoc"/>CONTRATO DE COMPRA E VENDA DE VEÍCULO USADO</text:h>
      <text:p text:style-name="P2"/>
      <text:p text:style-name="P2"><text:bookmark text:name="frmPrincipal_spTexto"/>CONTRATO DE COMPRA E VENDA DE VEÍCULO USADO</text:p>
      <text:p text:style-name="P4"><text:span text:style-name="T1">VENDEDOR:</text:span> (<text:span text:style-name="T2">HERLAN HENRIQUE CONTI</text:span>), <text:span text:style-name="T2">BRASILEIRO</text:span>, <text:span text:style-name="T2">EMPRESÁRIO</text:span> portador da cédula de identidade R.G. nº <text:span text:style-name="T2">111998704 </text:span><text:s/>e CPF/MF nº <text:span text:style-name="T2">102039328-97</text:span>, residente e domiciliado na <text:span text:style-name="T2">Rua das abelias 1935 – Campinas – SP.</text:span></text:p>
      <text:p text:style-name="P3"><text:span text:style-name="T1">COMPRADOR:</text:span> <text:span text:style-name="T2">IGOR HENRIQUE NUNES AYRES, BRASILEIRO</text:span>), <text:span text:style-name="T2">CASADO, EMPRESÁRIO</text:span>, portador da cédula de identidade R.G. nº <text:span text:style-name="T2">33.8171.66-6</text:span> e CPF/MF nº <text:span text:style-name="T2">370.794.898-65</text:span>, residente e domiciliado na Rua<text:span text:style-name="T2"> Abrhaão Abujanra 264 – Ourinhos SP.</text:span></text:p>
      <text:p text:style-name="P6">As partes acima identificadas acordam com o presente Contrato de Compra e Venda de Veículo Usado, que se regerá pelas cláusulas seguintes:</text:p>
      <text:p text:style-name="P2">DO OBJETO DO CONTRATO</text:p>
      <text:p text:style-name="P3"><text:span text:style-name="T1">Cláusula 1ª.</text:span> Este contrato tem como OBJETO, o veículo automotor <text:s/><text:span text:style-name="T2">marca BMW, modelo S1000RR </text:span>chassi <text:span text:style-name="T2">WB105240XDZ038471</text:span>,<text:span text:style-name="T2">Código RENAVAM 00550424490</text:span> placa <text:span text:style-name="T2">FEM-4311</text:span>, <text:span text:style-name="T2">ano/modelo 2013/2013</text:span>, de propriedade do VENDEDOR, livre de qualquer ônus ou encargo.</text:p>
      <text:p text:style-name="P3"/>
      <text:p text:style-name="P3"/>
      <text:p text:style-name="P2">DAS RESPONSABILIDADES</text:p>
      <text:p text:style-name="P3"><text:span text:style-name="T1">Cláusula 3ª.</text:span> Fica responsável o VENDEDOR pela entrega do veículo livre de qualquer defeito que prejudique seu bom funcionamento, sendo responsável em repara-lo, caso este necessite de substituição de alguma peça pelo prazo de <text:s text:c="2"/><text:span text:style-name="T2">90 dias (três meses).</text:span>.</text:p>
      <text:p text:style-name="P3"><text:span text:style-name="T1">Cláusula 4ª.</text:span> Compromete-se o VENDEDOR a entregar o veículo objeto deste contrato, na data de <text:span text:style-name="T2">24 de agosto de 2017.</text:span></text:p>
      <text:p text:style-name="P3"/>
      <text:p text:style-name="P2">DA TRANSFERÊNCIA DA PROPRIEDADE DO VEÍCULO</text:p>
      <text:p text:style-name="P3"><text:span text:style-name="T1">Cláusula 5ª.</text:span> <text:span text:style-name="T2">Comprador e Vendedor devem juntos comparecer à instuição responsável pela transferencia do veículo (CARTÓRIO, TABELIONATO etc…), preencher e reconhecer firma das assinaturas do Documento Único de Tranferência (DUT). Uma vez com o DUT preenchido, e devidamente reconhecido, o mesmo deve permanecer na posse do VENDEDOR, até que ambos dirijam-se à instituição financeira para a transferencia do montante total acordado na cláusula 6ª.</text:span></text:p>
      <text:p text:style-name="P3"/>
      <text:p text:style-name="P2">DO PREÇO</text:p>
      <text:p text:style-name="P5"><text:span text:style-name="T1">Cláusula 6ª.</text:span> O COMPRADOR efetuará o pagamento ao VENDEDOR, <text:s/><text:span text:style-name="T3">via trasferencia bancária (TED ou DOC) a VISTA no valor de </text:span>R$ <text:span text:style-name="T3">43.000,00</text:span> (<text:span text:style-name="T3">Quarenta e três mil reais</text:span>), </text:p>
      <text:p text:style-name="P5"/>
      <text:p text:style-name="P2">CONDIÇÕES GERAIS</text:p>
      <text:p text:style-name="P3"><text:span text:style-name="T1">Cláusula 7ª.</text:span> Havendo algum problema no funcionamento ou estrutura do veículo, o COMPRADOR deverá informar ao VENDEDOR imediatamente, respeitando-se o prazo estipulado na Cláusula 3ª do presente instrumento.</text:p>
      <text:p text:style-name="P3"><text:span text:style-name="T1">Cláusula 8ª.</text:span> O VENDEDOR não é responsavel por eventuais danos causados pelo COMPRADOR, oriundos de negligência no uso do veículo.</text:p>
      <text:p text:style-name="P3"><text:span text:style-name="T1">Cláusula 9ª.</text:span> Este instrumento começa a valer a partir da assinatura de ambos os interessados.</text:p>
      <text:p text:style-name="P2">DO FORO</text:p>
      <text:p text:style-name="P3"><text:span text:style-name="T1">Cláusula 10ª.</text:span> As partes elegem o foro da comarca de <text:span text:style-name="T3">Campinas - SP</text:span> para dirimir quaisquer controvérsias oriundas deste Contrato.</text:p>
      <text:p text:style-name="P6">Por estarem assim justos e contratados, firmam o presente instrumento, em duas vias de igual teor, juntamente com 2 (duas) testemunhas.</text:p>
      <text:p text:style-name="P8">CAMPINAS 24 de AGOSTO de 2017</text:p>
      <text:p text:style-name="P6"/>
      <text:p text:style-name="P7">________________________________________<text:tab/><text:tab/><text:tab/>______________________________________</text:p>
      <text:p text:style-name="P1"><text:s text:c="11"/>Herlan Henrique Conti<text:tab/><text:tab/><text:tab/><text:tab/> <text:s text:c="10"/>Igor Henrique Nunes Ayres</text:p>
      <text:p text:style-name="P1"/>
      <text:p text:style-name="P1"/>
      <text:p text:style-name="P1">__________________________________ <text:s text:c="26"/>________________________________</text:p>
      <text:p text:style-name="P1"><text:s text:c="11"/>Testemunha 1<text:tab/><text:tab/><text:tab/><text:tab/><text:tab/><text:tab/><text:tab/>Testemunha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, Arial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55cm" fo:margin-bottom="2.01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9:39:52.836854922</meta:creation-date>
    <dc:date>2017-08-23T19:57:16.019070109</dc:date>
    <meta:editing-duration>PT6M53S</meta:editing-duration>
    <meta:editing-cycles>1</meta:editing-cycles>
    <meta:document-statistic meta:table-count="0" meta:image-count="0" meta:object-count="0" meta:page-count="1" meta:paragraph-count="26" meta:word-count="420" meta:character-count="2978" meta:non-whitespace-character-count="2505"/>
    <meta:generator>LibreOffice/5.1.6.2$Linux_X86_64 LibreOffice_project/10m0$Build-2</meta:generator>
  </office:meta>
</office:document-meta>
</file>